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57f026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tyle="italic" fo:font-weight="bold" officeooo:rsid="00271701" officeooo:paragraph-rsid="004814f5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747f7" officeooo:paragraph-rsid="0048bd77"/>
    </style:style>
    <style:style style:name="P4" style:family="paragraph" style:parent-style-name="Standard">
      <style:paragraph-properties fo:text-align="justify" style:justify-single-word="false"/>
      <style:text-properties officeooo:rsid="00062208" officeooo:paragraph-rsid="00062208"/>
    </style:style>
    <style:style style:name="P5" style:family="paragraph" style:parent-style-name="Standard">
      <style:paragraph-properties fo:text-align="justify" style:justify-single-word="false"/>
      <style:text-properties officeooo:paragraph-rsid="005b92b3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bold" officeooo:rsid="0022dffd" officeooo:paragraph-rsid="004814f5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italic" fo:font-weight="normal" officeooo:rsid="0022dffd" officeooo:paragraph-rsid="004e6313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italic" fo:font-weight="normal" officeooo:rsid="0022dffd" officeooo:paragraph-rsid="004f8c81" style:font-style-asian="italic" style:font-weight-asian="normal" style:font-style-complex="italic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italic" fo:font-weight="bold" officeooo:rsid="00271701" officeooo:paragraph-rsid="004814f5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02b1bb" officeooo:paragraph-rsid="00658991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normal" officeooo:rsid="0022dffd" officeooo:paragraph-rsid="004814f5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22dffd" officeooo:paragraph-rsid="004e203d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normal" officeooo:rsid="0022dffd" officeooo:paragraph-rsid="004eda1b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4814f5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5b92b3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4d7f97" officeooo:paragraph-rsid="004d7f97"/>
    </style:style>
    <style:style style:name="P17" style:family="paragraph" style:parent-style-name="Standard" style:list-style-name="L1">
      <style:paragraph-properties fo:text-align="justify" style:justify-single-word="false"/>
      <style:text-properties fo:font-style="normal" fo:font-weight="normal" officeooo:rsid="004d7f97" officeooo:paragraph-rsid="004d7f97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style="normal" fo:font-weight="normal" officeooo:rsid="0061db16" officeooo:paragraph-rsid="0061db16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tyle="normal" fo:font-weight="normal" officeooo:rsid="00627f33" officeooo:paragraph-rsid="00627f3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65899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5a93db" officeooo:paragraph-rsid="005b92b3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606407" officeooo:paragraph-rsid="005d919e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5d919e" officeooo:paragraph-rsid="005d919e"/>
    </style:style>
    <style:style style:name="P24" style:family="paragraph" style:parent-style-name="Standard">
      <style:text-properties officeooo:rsid="000c70eb" officeooo:paragraph-rsid="00658991"/>
    </style:style>
    <style:style style:name="P25" style:family="paragraph" style:parent-style-name="Standard">
      <style:text-properties officeooo:rsid="0002b1bb" officeooo:paragraph-rsid="00658991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2b1bb" officeooo:paragraph-rsid="00658991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officeooo:rsid="0002b1bb" officeooo:paragraph-rsid="00658991"/>
    </style:style>
    <style:style style:name="P28" style:family="paragraph" style:parent-style-name="Table_20_Contents">
      <style:paragraph-properties fo:text-align="justify" style:justify-single-word="false"/>
      <style:text-properties officeooo:rsid="00046db0" officeooo:paragraph-rsid="00658991"/>
    </style:style>
    <style:style style:name="T1" style:family="text">
      <style:text-properties officeooo:rsid="00078f66"/>
    </style:style>
    <style:style style:name="T2" style:family="text">
      <style:text-properties fo:font-weight="bold" officeooo:rsid="0022dffd" style:font-weight-asian="bold" style:font-weight-complex="bold"/>
    </style:style>
    <style:style style:name="T3" style:family="text">
      <style:text-properties fo:font-weight="bold" officeooo:rsid="00491cb3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48e05" style:font-style-asian="normal" style:font-style-complex="normal"/>
    </style:style>
    <style:style style:name="T6" style:family="text">
      <style:text-properties fo:font-style="normal" officeooo:rsid="004af76f" style:font-style-asian="normal" style:font-style-complex="normal"/>
    </style:style>
    <style:style style:name="T7" style:family="text">
      <style:text-properties fo:font-style="normal" officeooo:rsid="004f8c81" style:font-style-asian="normal" style:font-style-complex="normal"/>
    </style:style>
    <style:style style:name="T8" style:family="text">
      <style:text-properties fo:font-style="normal" officeooo:rsid="00523d74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dff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5a93db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5f8e6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60640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2dffd" style:font-style-asian="normal" style:font-weight-asian="bold" style:font-style-complex="normal" style:font-weight-complex="bold"/>
    </style:style>
    <style:style style:name="T17" style:family="text">
      <style:text-properties fo:font-style="italic" fo:font-weight="normal" officeooo:rsid="0022dffd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5c335" style:font-style-asian="italic" style:font-style-complex="italic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25c335"/>
    </style:style>
    <style:style style:name="T22" style:family="text">
      <style:text-properties officeooo:rsid="004f8c81"/>
    </style:style>
    <style:style style:name="T23" style:family="text">
      <style:text-properties officeooo:rsid="00046db0"/>
    </style:style>
    <style:style style:name="T24" style:family="text">
      <style:text-properties officeooo:rsid="00658991"/>
    </style:style>
    <style:style style:name="T25" style:family="text">
      <style:text-properties officeooo:rsid="00658d0e"/>
    </style:style>
    <style:style style:name="T26" style:family="text">
      <style:text-properties officeooo:rsid="0066da3e"/>
    </style:style>
    <style:style style:name="T27" style:family="text">
      <style:text-properties officeooo:rsid="006752fa"/>
    </style:style>
    <style:style style:name="T28" style:family="text">
      <style:text-properties officeooo:rsid="0068e528"/>
    </style:style>
    <style:style style:name="T29" style:family="text">
      <style:text-properties officeooo:rsid="006a438d"/>
    </style:style>
    <style:style style:name="T30" style:family="text">
      <style:text-properties officeooo:rsid="006d26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genharia de Software II</text:p>
      <text:p text:style-name="P4">Ciência da Computação - Bacharelado</text:p>
      <text:p text:style-name="P4">Universidade Federal da Fronteira Sul</text:p>
      <text:p text:style-name="P3">Estudantes: Alesom Zorzi, <text:span text:style-name="T1">André Luiz Maso, Eduardo Ogliari, Jardel Anton, João Ricardo Barp Neto, Jovani de Souza, Kétly Gonçalves Machado.</text:span></text:p>
      <text:p text:style-name="P3"/>
      <text:p text:style-name="P10">RETROSP<text:span text:style-name="T24">E</text:span>CTIVA</text:p>
      <text:p text:style-name="P2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6">PONTOS FORTES A SEREM MANTIDOS</text:p>
          </table:table-cell>
        </table:table-row>
        <table:table-row>
          <table:table-cell table:style-name="Tabela1.A2" office:value-type="string">
            <text:p text:style-name="P27"><text:span text:style-name="T25">1</text:span>. <text:span text:style-name="T23">I</text:span>nteração e tomada de decisões do time <text:span text:style-name="T23">foi organizada e democrática</text:span></text:p>
          </table:table-cell>
        </table:table-row>
        <table:table-row>
          <table:table-cell table:style-name="Tabela1.A2" office:value-type="string">
            <text:p text:style-name="P27"><text:span text:style-name="T26">2</text:span>. Foco na conclusão de todas as tarefas estipuladas para a Sprint</text:p>
          </table:table-cell>
        </table:table-row>
      </table:table>
      <text:p text:style-name="P2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PROBLEMAS A SEREM RESOLVIDOS OU METAS DE MELHORIA</text:p>
          </table:table-cell>
          <table:table-cell table:style-name="Tabela2.B1" office:value-type="string">
            <text:p text:style-name="P26">COMO FAZER</text:p>
          </table:table-cell>
        </table:table-row>
        <table:table-row>
          <table:table-cell table:style-name="Tabela2.A2" office:value-type="string">
            <text:p text:style-name="P27"><text:span text:style-name="T27">1</text:span>. Documentação do código</text:p>
          </table:table-cell>
          <table:table-cell table:style-name="Tabela2.B2" office:value-type="string">
            <text:p text:style-name="P27">Criar um padrão de comentários e já <text:span text:style-name="T23">inseri-los no código</text:span> antes d<text:span text:style-name="T28">a fase de testes.</text:span></text:p>
          </table:table-cell>
        </table:table-row>
        <table:table-row>
          <table:table-cell table:style-name="Tabela2.A2" office:value-type="string">
            <text:p text:style-name="P27"><text:span text:style-name="T29">2</text:span>. Padronização do código</text:p>
          </table:table-cell>
          <table:table-cell table:style-name="Tabela2.B2" office:value-type="string">
            <text:p text:style-name="P28">Definir um padrão coletivamente.</text:p>
          </table:table-cell>
        </table:table-row>
        <table:table-row>
          <table:table-cell table:style-name="Tabela2.A2" office:value-type="string">
            <text:p text:style-name="P28"><text:span text:style-name="T30">3</text:span>. Testes</text:p>
          </table:table-cell>
          <table:table-cell table:style-name="Tabela2.B2" office:value-type="string">
            <text:p text:style-name="P28">Testar também com uma visão de usuário final e não somente de desenvolvedor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9:01.349979423</meta:creation-date>
    <meta:generator>LibreOffice/4.2.8.2$Linux_X86_64 LibreOffice_project/420m0$Build-2</meta:generator>
    <dc:date>2016-10-11T15:56:05.535987249</dc:date>
    <meta:editing-duration>PT48M</meta:editing-duration>
    <meta:editing-cycles>100</meta:editing-cycles>
    <meta:document-statistic meta:table-count="2" meta:image-count="0" meta:object-count="0" meta:page-count="1" meta:paragraph-count="16" meta:word-count="116" meta:character-count="721" meta:non-whitespace-character-count="621"/>
  </office:meta>
</office:document-meta>
</file>